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67.06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60.25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66.53mm"/>
    </style:style>
    <style:style style:name="co9" style:family="table-column">
      <style:table-column-properties fo:break-before="auto" style:column-width="56.18mm"/>
    </style:style>
    <style:style style:name="co10" style:family="table-column">
      <style:table-column-properties fo:break-before="auto" style:column-width="36.85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ussia (North Ossetia)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58<text:span text:style-name="T1">th</text:span> ARM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9<text:span text:style-name="T1">th</text:span> Motor Rifle Rgt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eploy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03<text:span text:style-name="T1">rd</text:span> Motor Rifle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693<text:span text:style-name="T1">rd</text:span> Motor Rifle Rgt.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292<text:span text:style-name="T1">nd</text:span> SP Artillery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81<text:span text:style-name="T1">st</text:span> Air Def Missile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41<text:span text:style-name="T1">st</text:span> Tank Battali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gineer Battali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upply Btn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aintenance Btn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36<text:span text:style-name="T1">th</text:span> Guards Rifl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205<text:span text:style-name="T1">th</text:span> Motor Rifle Br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291<text:span text:style-name="T1">st</text:span> Artillery Br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67<text:span text:style-name="T1">th</text:span> Air Def. Missile Br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1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35<text:span text:style-name="T1">th</text:span> Motorized Rifle Rgt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MTLB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128<text:span text:style-name="T1">th</text:span> Anti-Tank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493<text:span text:style-name="T1">rd</text:span> MRLS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ragan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487<text:span text:style-name="T1">th</text:span> Helicopter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9<text:span text:style-name="T1">th</text:span> ARM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33rd Motor Rifl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9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4<text:span text:style-name="T1">th</text:span> Motor Rifl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<text:span text:style-name="T1">st</text:span> Guards Rocket Brig.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1">
          <table:table-cell office:value-type="string" calcext:value-type="string">
            <text:p>439<text:span text:style-name="T1">th</text:span> MRLS Rg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02<text:span text:style-name="T1">nd</text:span> MILITARY B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76<text:span text:style-name="T1">th</text:span> Motorized Briga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73<text:span text:style-name="T1">rd</text:span> Motorized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 ZS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7<text:span text:style-name="T1">th</text:span> GUARDS AIRBORNE DIV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247<text:span text:style-name="T1">th</text:span> Guards Air Assault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D-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141<text:span text:style-name="T1">st</text:span> Guards Artillery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<text:span text:style-name="T1">rd</text:span> Separate AA Missile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85<text:span text:style-name="T1">th</text:span> Separate Military Transport Aviation Sq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995<text:span text:style-name="T1">th</text:span> Military Hospi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PEC OP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00<text:span text:style-name="T1">th</text:span> Separate Recon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0<text:span text:style-name="T1">th</text:span> Special Purpos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<text:span text:style-name="T1">st</text:span> GUARDS COMPOSITE AVIATION DIV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 559<text:span text:style-name="T1">th</text:span> Bomb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959<text:span text:style-name="T1">th</text:span> Bomber Aviation Rgt.</text:p>
          </table:table-cell>
          <table:table-cell office:value-type="string" calcext:value-type="string">
            <text:p>Su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-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368<text:span text:style-name="T1">th</text:span> Assault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61<text:span text:style-name="T1">st</text:span> Assault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960<text:span text:style-name="T1">th</text:span> Assault Aviation Rgt.</text:p>
          </table:table-cell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1<text:span text:style-name="T1">st</text:span> AIR DEFENCE CORPS.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<text:span text:style-name="T1">rd</text:span> Guards Fight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+4 for players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9<text:span text:style-name="T1">th</text:span> Figh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G-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+4 for players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1<text:span text:style-name="T1">st</text:span> Guards Fight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G-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1<text:span text:style-name="T1">st</text:span> AIR DEFENCE DIV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537<text:span text:style-name="T1">th</text:span> AA Rocket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721<text:span text:style-name="T1">st</text:span> AA Rocket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<text:span text:style-name="T1">th</text:span> AIR AND AIR DEFENCE FORC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1<text:span text:style-name="T1">th</text:span> Recon Air Rgt.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4M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35<text:span text:style-name="T1">th</text:span> Composite Air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5<text:span text:style-name="T1">th</text:span> Helicopter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25<text:span text:style-name="T1">th</text:span> Transport Heli.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Georgia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<text:span text:style-name="T1">st</text:span>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1<text:span text:style-name="T1">th</text:span> Talavi Light Inf.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Hummvee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2<text:span text:style-name="T1">th</text:span> Light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3<text:span text:style-name="T1">th</text:span> Light Inf B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<text:span text:style-name="T1">th</text:span> MECHANIZED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1<text:span text:style-name="T1">st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42<text:span text:style-name="T1">nd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3<text:span text:style-name="T1">rd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1ST ARTILLERY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2nd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1<text:span text:style-name="T1">st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2<text:span text:style-name="T1">n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3<text:span text:style-name="T1">r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<text:span text:style-name="T1">rd</text:span>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1<text:span text:style-name="T1">st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2<text:span text:style-name="T1">n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3<text:span text:style-name="T1">r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<text:span text:style-name="T1">nd</text:span> ARTILLERY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IR FOR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G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H-1H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L-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outh Ossetia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0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1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3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5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ANK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U-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LOGISTICS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bkhazia" table:style-name="ta1"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<text:span text:style-name="T1">st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2<text:span text:style-name="T1">nd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6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3<text:span text:style-name="T1">rd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6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RTILLERY REGIME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ONNAISSANCE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OUNTAIN INFANTRY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IR DEFENCE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USA (I Marine Expeditionary Force)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13 MEU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3RD BATTALION 1ST MARIN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OMPANY I (HELO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iflemen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MPANY K (BOAT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iflemen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Zodiacs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MPANY L (AAV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iflemen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AV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WEAPONS COMPA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M25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Javel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Humve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Riflemen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RTILLERY BATTER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Howitz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ANK PLATO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M1A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 calcext:value-type="string">
            <text:p>VMM-16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RANSPORT SQUADR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MV-22(CH-53E)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TTACK SQUADR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H-1Z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H-1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 LIGHT ARMOURED REC BATTALIO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AV-2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AG 5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VMA-622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-8B N/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MFA-618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F/A-18C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00-00-00</text:date>, <text:time style:data-style-name="N2" text:time-value="10:57:30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34:15.663000000</meta:creation-date>
    <dc:date>2019-08-17T13:51:05.948000000</dc:date>
    <meta:editing-duration>PT22H44M14S</meta:editing-duration>
    <meta:editing-cycles>7</meta:editing-cycles>
    <meta:generator>LibreOffice/5.4.7.2$Windows_X86_64 LibreOffice_project/c838ef25c16710f8838b1faec480ebba495259d0</meta:generator>
    <meta:document-statistic meta:table-count="5" meta:cell-count="852" meta:object-count="0"/>
  </office:meta>
</office:document-meta>
</file>